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d907" officeooo:paragraph-rsid="0001d907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3cm" style:auto-text-indent="false" style:page-number="auto" fo:background-color="transparent"/>
      <style:text-properties officeooo:rsid="0001d907" officeooo:paragraph-rsid="0001d907"/>
    </style:style>
    <style:style style:name="P3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01d907" officeooo:paragraph-rsid="0001d907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ras de negócio</text:p>
      <text:p text:style-name="P2"/>
      <text:list text:style-name="L1">
        <text:list-item>
          <text:p text:style-name="P3">A exclusão de um requisito, exceptuando o último, implica na alteração dos ids com valor maior em todos os elementos com ids de requisitos: “requisitos”, “funcionais”, “não funcionais” e “grupos”.</text:p>
        </text:list-item>
        <text:list-item>
          <text:p text:style-name="P3">Grupos, classes de não funcionais e característica_grupo com nenhum elemento são automaticamente excluídos.</text:p>
        </text:list-item>
        <text:list-item>
          <text:p text:style-name="P3">A adição de um requisitos, ou lista de requisito, é feita adicionando-os ao final da lista e implica em status = “Pendente de agrupamento”.</text:p>
        </text:list-item>
        <text:list-item>
          <text:p text:style-name="P3">É permitido aos usuários moverem requisitos entre classes não funcionais e entre funcional-não funcional. Caso haja mudança entre funcional-não funcional implica em status = “Pendente de agrupamento”.</text:p>
        </text:list-item>
        <text:list-item>
          <text:p text:style-name="P3">Caso haja permuta de requisitos entre grupos ou criação de novos grupos, isto implica em status = “Agrupamento personalizado”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8:35:39.333696867</meta:creation-date>
    <dc:date>2025-02-28T09:17:46.342845862</dc:date>
    <meta:editing-duration>PT15M</meta:editing-duration>
    <meta:editing-cycles>1</meta:editing-cycles>
    <meta:document-statistic meta:table-count="0" meta:image-count="0" meta:object-count="0" meta:page-count="1" meta:paragraph-count="6" meta:word-count="121" meta:character-count="795" meta:non-whitespace-character-count="685"/>
    <meta:generator>LibreOffice/24.2.7.2$Linux_X86_64 LibreOffice_project/420$Build-2</meta:generator>
  </office:meta>
</office:document-meta>
</file>